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color="#cccccc" draw:fill-gradient-name="Gradient_20_8" draw:textarea-horizontal-align="justify" draw:textarea-vertical-align="middle" draw:auto-grow-height="false" fo:min-height="0cm" fo:min-width="0cm" draw:shadow="visible" draw:shadow-offset-x="0.1cm" draw:shadow-offset-y="0.1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eeeeee" draw:textarea-vertical-align="middle"/>
    </style:style>
    <style:style style:name="gr5" style:family="graphic" style:parent-style-name="objectwithoutfill">
      <style:graphic-properties svg:stroke-color="#eeeee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Courier New'" style:font-family-generic="modern" style:font-pitch="variable"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49cm" svg:height="7.81cm" svg:x="7.361cm" svg:y="7.2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2" draw:layer="layout" svg:width="5.313cm" svg:height="2.113cm" svg:x="7.361cm" svg:y="11.074cm">
          <text:p text:style-name="P2"><text:span text:style-name="T1">0 0 0</text:span></text:p>
        </draw:rect>
        <draw:custom-shape draw:style-name="gr3" draw:text-style-name="P1" draw:layer="layout" svg:width="1.162cm" svg:height="1.774cm" draw:transform="rotate (1.58982041564133) translate (12.512cm 12.654cm)">
          <text:p/>
          <draw:enhanced-geometry svg:viewBox="0 0 88 21600" draw:glue-points="44 ?f6 44 0 0 10800 44 21600 88 10800" draw:text-areas="0 ?f6 88 ?f3" draw:mirror-vertical="false" draw:mirror-horizontal="true" draw:type="can" draw:modifiers="2049.5624136342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ircle draw:style-name="gr4" draw:text-style-name="P1" draw:layer="layout" svg:width="0.96cm" svg:height="0.96cm" svg:x="9.538cm" svg:y="9.666cm">
          <text:p/>
        </draw:circle>
        <draw:line draw:style-name="gr5" draw:text-style-name="P1" draw:layer="layout" svg:x1="9.41cm" svg:y1="10.626cm" svg:x2="10.754cm" svg:y2="10.6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radial" draw:cx="0%" draw:cy="0%" draw:start-color="#1c1c1c" draw:end-color="#cccccc" draw:start-intensity="100%" draw:end-intensity="100%" draw:border="0%"/>
    <draw:gradient draw:name="Gradient_20_8" draw:display-name="Gradient 8" draw:style="radial" draw:cx="50%" draw:cy="50%" draw:start-color="#cccccc" draw:end-color="#666666" draw:start-intensity="100%" draw:end-intensity="100%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uel Genheden</meta:initial-creator>
    <meta:creation-date>2015-07-04T06:49:35</meta:creation-date>
    <dc:date>2015-07-04T06:59:43</dc:date>
    <dc:creator>Samuel Genheden</dc:creator>
    <meta:editing-duration>PT10M10S</meta:editing-duration>
    <meta:editing-cycles>1</meta:editing-cycles>
    <meta:document-statistic meta:object-count="5"/>
    <meta:generator>OpenOffice/4.1.0$Unix OpenOffice.org_project/410m18$Build-9764</meta:generator>
  </office:meta>
</office:document-meta>
</file>